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966" officeooo:paragraph-rsid="0006f966"/>
    </style:style>
    <style:style style:name="P2" style:family="paragraph" style:parent-style-name="Standard">
      <style:text-properties officeooo:rsid="0006f966" officeooo:paragraph-rsid="0006f966"/>
    </style:style>
    <style:style style:name="P3" style:family="paragraph" style:parent-style-name="Standard">
      <style:text-properties officeooo:rsid="0008aea1" officeooo:paragraph-rsid="0008a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Victor Pessoa Oliveira Ortins</text:p>
      <text:p text:style-name="P1">Matrícula: 20210024667</text:p>
      <text:p text:style-name="P1"/>
      <text:p text:style-name="P3">Github gist (Se quiser poder mexer melhor no código kkkk): https://gist.github.com/VictorOrtins/9b34e1f921579cda0db90001f3710f5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0:38:44.278841765</meta:creation-date>
    <dc:date>2024-02-12T20:51:30.593139774</dc:date>
    <meta:editing-duration>PT12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8" meta:character-count="186" meta:non-whitespace-character-count="171"/>
  </office:meta>
</office:document-meta>
</file>